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orld of Longplays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NintendoComple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enriki Gaming Channe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0-30 Club - Baseball Video Game Encycloped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我愛你Ice Jack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SVideosChann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nplays in H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VideoGames Muse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pansp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re19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a P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rrior with a Pen Games - Nathan Lus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ryuG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hnX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ieGamerRet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 Destroy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lthard's Chan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zzed Gameplay Vide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s Is Where You Find Baseba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G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rorBu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n Pfeiff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DEFA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レトロゲーム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82Gaming | Nguyễn Minh Phú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artWarga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y Panchenk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eMoon Gaming Chan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id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ndStra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playUpload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S Games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adín Amati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o Gueva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retrogamel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d Classic Retro G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rew Ga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copyvide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你愛她的Little Secr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_chan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ble Jump Video Ga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horbl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b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onmunro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i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ke Sha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-R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inalMont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pg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ger M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lmaKal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's Arca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 Games Arch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 Mexican Ru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bNa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play Center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 Cra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 Opening Ga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59])" office:value-type="float" office:value="389" calcext:value-type="float">
            <text:p>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22:33:06.866740644</meta:creation-date>
    <dc:date>2023-11-29T22:33:40.254779834</dc:date>
    <meta:editing-duration>PT34S</meta:editing-duration>
    <meta:editing-cycles>1</meta:editing-cycles>
    <meta:document-statistic meta:table-count="1" meta:cell-count="120" meta:object-count="0"/>
    <meta:generator>LibreOffice/7.3.7.2$Linux_X86_64 LibreOffice_project/30$Build-2</meta:generator>
  </office:meta>
</office:document-meta>
</file>